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4728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3.06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3425in" fo:break-before="auto" style:use-optimal-row-height="false"/>
    </style:style>
    <style:style style:name="ro4" style:family="table-row">
      <style:table-row-properties style:row-height="0.3953in" fo:break-before="auto" style:use-optimal-row-height="false"/>
    </style:style>
    <style:style style:name="ro5" style:family="table-row">
      <style:table-row-properties style:row-height="0.4917in" fo:break-before="auto" style:use-optimal-row-height="false"/>
    </style:style>
    <style:style style:name="ro6" style:family="table-row">
      <style:table-row-properties style:row-height="0.3846in" fo:break-before="auto" style:use-optimal-row-height="true"/>
    </style:style>
    <style:style style:name="ro7" style:family="table-row">
      <style:table-row-properties style:row-height="0.6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8pt" style:font-size-asian="8pt" style:font-size-complex="8pt"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8pt" style:font-size-asian="8pt" style:font-size-complex="8pt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style:text-underline-style="none" style:font-size-asian="8pt" style:font-size-complex="8pt" fo:hyphenate="true"/>
    </style:style>
    <style:style style:name="ce11" style:family="table-cell" style:parent-style-name="Default">
      <style:table-cell-properties fo:wrap-option="wrap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 fo:hyphenate="true"/>
    </style:style>
    <style:style style:name="ce12" style:family="table-cell" style:parent-style-name="Default">
      <style:table-cell-properties fo:wrap-option="wrap"/>
      <style:text-properties fo:hyphenate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12"/>
        <table:table-column table:style-name="co7" table:default-cell-style-name="ce12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4"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<text:s/>properties (object)</text:p>
          </table:table-cell>
          <table:table-cell office:value-type="string">
            <text:p>list of objects with following values: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THESE 2: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>
            <text:p>THESE 2 →</text:p>
          </table:table-cell>
          <table:table-cell office:value-type="string">
            <text:p>type</text:p>
          </table:table-cell>
          <table:table-cell table:style-name="ce8" office:value-type="string">
            <text:p>string, required</text:p>
          </table:table-cell>
          <table:table-cell table:style-name="ce8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4">
          <table:table-cell table:style-name="ce2" table:number-columns-repeated="2"/>
          <table:table-cell office:value-type="string">
            <text:p>required</text:p>
          </table:table-cell>
          <table:table-cell table:style-name="ce8" office:value-type="string">
            <text:p>bool, default=false</text:p>
          </table:table-cell>
          <table:table-cell table:style-name="ce8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ce2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OR THESE 2 →</text:p>
          </table:table-cell>
          <table:table-cell office:value-type="string">
            <text:p>relationshipTypes</text:p>
          </table:table-cell>
          <table:table-cell table:style-name="ce8" office:value-type="string">
            <text:p>array of relationship Ids</text:p>
          </table:table-cell>
          <table:table-cell table:style-name="ce8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5">
          <table:table-cell table:style-name="ce2" table:number-columns-repeated="2"/>
          <table:table-cell office:value-type="string">
            <text:p>itemTypes</text:p>
          </table:table-cell>
          <table:table-cell table:style-name="ce8"/>
          <table:table-cell table:style-name="ce8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ce2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6" office:value-type="string">
            <text:p>THEN →</text:p>
          </table:table-cell>
          <table:table-cell office:value-type="string">
            <text:p>min</text:p>
          </table:table-cell>
          <table:table-cell table:style-name="ce8"/>
          <table:table-cell table:style-name="ce8" office:value-type="string">
            <text:p>Item must contain at least 'min' entrie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max</text:p>
          </table:table-cell>
          <table:table-cell table:style-name="ce8"/>
          <table:table-cell table:style-name="ce8" office:value-type="string">
            <text:p>Item must contain no more than 'max' entries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defaultProperties</text:p>
          </table:table-cell>
          <table:table-cell office:value-type="string">
            <text:p>properties will be a part of every item type in system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title</text:p>
          </table:table-cell>
          <table:table-cell table:style-name="ce8" office:value-type="string">
            <text:p>string</text:p>
          </table:table-cell>
          <table:table-cell table:style-name="ce8" office:value-type="string">
            <text:p>The display name of the ite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description</text:p>
          </table:table-cell>
          <table:table-cell table:style-name="ce8" office:value-type="string">
            <text:p>string</text:p>
          </table:table-cell>
          <table:table-cell table:style-name="ce8" office:value-type="string">
            <text:p>A description of the item.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viewStyle(object)</text:p>
          </table:table-cell>
          <table:table-cell office:value-type="string">
            <text:p>Style elements: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10" office:value-type="string">
            <text:p>name</text:p>
          </table:table-cell>
          <table:table-cell table:number-columns-repeated="2" table:style-name="ce10" office:value-type="string">
            <text:p>The field nam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/>
          <table:table-cell table:style-name="ce10" office:value-type="string">
            <text:p>value</text:p>
          </table:table-cell>
          <table:table-cell table:number-columns-repeated="2"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4"/>
          <table:table-cell table:style-name="ce9" office:value-type="string">
            <text:p>fixed</text:p>
          </table:table-cell>
          <table:table-cell table:number-columns-repeated="2" table:style-name="ce10" office:value-type="string">
            <text:p>if true this default value cannot be changed in the itemType where it is defined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9"/>
          <table:table-cell/>
          <table:table-cell table:style-name="ce10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1" office:value-type="string">
            <text:p>RelationshipType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/>
          <table:table-cell table:style-name="ce7" office:value-type="string">
            <text:p>Description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/>
          <table:table-cell table:style-name="ce7" office:value-type="string">
            <text:p>Properties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4" office:value-type="string">
            <text:p>name</text:p>
          </table:table-cell>
          <table:table-cell office:value-type="string">
            <text:p>The name of the relationshipType</text:p>
          </table:table-cell>
          <table:table-cell table:style-name="ce8" table:number-columns-repeated="2"/>
          <table:table-cell table:number-columns-repeated="1019"/>
        </table:table-row>
        <table:table-row table:style-name="ro7">
          <table:table-cell table:style-name="ce2"/>
          <table:table-cell table:style-name="ce4"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2"/>
          <table:table-cell table:style-name="ce4"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parent(id)</text:p>
          </table:table-cell>
          <table:table-cell office:value-type="string">
            <text:p>The parent relationship</text:p>
          </table:table-cell>
          <table:table-cell table:style-name="ce9" office:value-type="string">
            <text:p>typ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categoryId</text:p>
          </table:table-cell>
          <table:table-cell office:value-type="string">
            <text:p>The Category Id.</text:p>
          </table:table-cell>
          <table:table-cell table:style-name="ce8" office:value-type="string">
            <text:p>String. validationExpression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style-name="ce13" office:value-type="string">
            <text:p><text:span text:style-name="T1">S</text:span><text:span text:style-name="T2">tring. validationExpression</text:span>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style-name="ce13" office:value-type="string">
            <text:p><text:span text:style-name="T1">S</text:span><text:span text:style-name="T2">tring. validationExpression</text:span>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8"/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To</text:p>
          </table:table-cell>
          <table:table-cell/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From</text:p>
          </table:table-cell>
          <table:table-cell/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FromAndTo</text:p>
          </table:table-cell>
          <table:table-cell/>
          <table:table-cell table:style-name="ce8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1" office:value-type="string">
            <text:p>Item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/>
          <table:table-cell table:style-name="ce9" office:value-type="string">
            <text:p>valu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office:value-type="string">
            <text:p>id</text:p>
          </table:table-cell>
          <table:table-cell office:value-type="string">
            <text:p>unique id of this item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data(object)</text:p>
          </table:table-cell>
          <table:table-cell office:value-type="string">
            <text:p>the document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/>
          <table:table-cell/>
          <table:table-cell table:style-name="ce11" office:value-type="string">
            <text:p>name</text:p>
          </table:table-cell>
          <table:table-cell table:style-name="ce8" office:value-type="string">
            <text:p>fieldName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/>
          <table:table-cell table:style-name="ce11" office:value-type="string">
            <text:p>value</text:p>
          </table:table-cell>
          <table:table-cell table:style-name="ce8" office:value-type="string">
            <text:p>String representation of Field Value</text:p>
          </table:table-cell>
          <table:table-cell table:style-name="ce8"/>
          <table:table-cell table:style-name="ce2" table:number-columns-repeated="1019"/>
        </table:table-row>
        <table:table-row table:style-name="ro1">
          <table:table-cell/>
          <table:table-cell table:style-name="ce4" office:value-type="string">
            <text:p>itemTypeId</text:p>
          </table:table-cell>
          <table:table-cell office:value-type="string">
            <text:p>the item 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View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office:value-type="string">
            <text:p>Description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id</text:p>
          </table:table-cell>
          <table:table-cell office:value-type="string">
            <text:p>id of the view</text:p>
          </table:table-cell>
          <table:table-cell table:style-name="ce9" office:value-type="string">
            <text:p>valu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office:value-type="string">
            <text:p>name</text:p>
          </table:table-cell>
          <table:table-cell office:value-type="string">
            <text:p>The View name. e.g. MainView, PhoneBook, 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items</text:p>
          </table:table-cell>
          <table:table-cell office:value-type="string">
            <text:p>Array of ViewItem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itemId</text:p>
          </table:table-cell>
          <table:table-cell office:value-type="string">
            <text:p>The <text:s/>Id Item Object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viewStyle(object)</text:p>
          </table:table-cell>
          <table:table-cell office:value-type="string">
            <text:p>The View Style Object (without the parent/category rollup)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4" office:value-type="string">
            <text:p>itemPosition</text:p>
          </table:table-cell>
          <table:table-cell office:value-type="string">
            <text:p>{x:0, y:0}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office:value-type="string">
            <text:p><text:s/></text:p>
          </table:table-cell>
          <table:table-cell/>
          <table:table-cell table:style-name="ce8"/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ViewItem runtime instanc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>
            <text:p>Runtime Properties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4" office:value-type="string">
            <text:p>position()</text:p>
          </table:table-cell>
          <table:table-cell office:value-type="string">
            <text:p>returns the position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>
            <text:p><text:s text:c="3"/></text:p>
          </table:table-cell>
          <table:table-cell table:style-name="ce4" office:value-type="string">
            <text:p>image()</text:p>
          </table:table-cell>
          <table:table-cell office:value-type="string">
            <text:p>returns {url:”somehost/kk.jpg”, type: “image/jpeg”}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<text:s text:c="3"/></text:p>
          </table:table-cell>
          <table:table-cell table:style-name="ce4" office:value-type="string">
            <text:p>title(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>
            <text:p>style(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>
            <text:p>properties(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>
            <text:p>extraItemsOk()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data()</text:p>
          </table:table-cell>
          <table:table-cell office:value-type="string">
            <text:p>returns the docume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osition({x:0, y:0})</text:p>
          </table:table-cell>
          <table:table-cell office:value-type="string">
            <text:p>sets the position of the viewItem</text:p>
          </table:table-cell>
          <table:table-cell table:number-columns-repeated="1021"/>
        </table:table-row>
        <table:table-row table:style-name="ro1" table:number-rows-repeated="11">
          <table:table-cell/>
          <table:table-cell table:style-name="ce4"/>
          <table:table-cell table:number-columns-repeated="1022"/>
        </table:table-row>
        <table:table-row table:style-name="ro1" table:number-rows-repeated="7">
          <table:table-cell/>
          <table:table-cell table:style-name="ce2"/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4/29/2013</text:date>, <text:time>01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6T10:25:14</meta:creation-date>
    <meta:editing-duration>P1DT3H45M43S</meta:editing-duration>
    <meta:editing-cycles>56</meta:editing-cycles>
    <meta:generator>OpenOffice.org/3.3$Unix OpenOffice.org_project/330m20$Build-9567</meta:generator>
    <meta:initial-creator>Lee Collins</meta:initial-creator>
    <dc:date>2013-04-29T01:27:19</dc:date>
    <dc:creator>Lee Collins</dc:creator>
    <meta:document-statistic meta:table-count="3" meta:cell-count="162" meta:object-count="0"/>
  </office:meta>
</office:document-meta>
</file>